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font-size="12pt" style:font-size-asian="12pt"/>
    </style:style>
    <style:style style:name="P2" style:family="paragraph" style:parent-style-name="Standard">
      <style:paragraph-properties fo:margin-left="0.5in" fo:margin-right="0in" fo:margin-top="0in" fo:margin-bottom="0in" fo:line-height="100%" fo:text-indent="0in" style:auto-text-indent="false"/>
    </style:style>
    <style:style style:name="P3" style:family="paragraph" style:parent-style-name="Standard">
      <style:paragraph-properties fo:margin-left="0.9835in" fo:margin-right="0in" fo:margin-top="0in" fo:margin-bottom="0in" fo:line-height="100%" fo:text-indent="0in" style:auto-text-indent="false"/>
      <style:text-properties fo:font-size="12pt" style:font-size-asian="12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fo:font-size="12pt" style:font-size-asian="12pt"/>
    </style:style>
    <style:style style:name="P5" style:family="paragraph" style:parent-style-name="Standard">
      <style:paragraph-properties fo:margin-top="0in" fo:margin-bottom="0in" fo:line-height="100%"/>
      <style:text-properties fo:font-size="12pt" style:font-size-asian="12pt"/>
    </style:style>
    <style:style style:name="P6" style:family="paragraph" style:parent-style-name="Standard" style:list-style-name="WW8Num2">
      <style:paragraph-properties fo:margin-top="0in" fo:margin-bottom="0in" fo:line-height="100%"/>
      <style:text-properties fo:font-size="12pt" style:font-size-asian="12pt"/>
    </style:style>
    <style:style style:name="P7" style:family="paragraph" style:parent-style-name="Standard" style:list-style-name="WW8Num1">
      <style:paragraph-properties fo:margin-top="0in" fo:margin-bottom="0in" fo:line-height="100%"/>
      <style:text-properties fo:font-size="12pt" style:font-size-asian="12pt"/>
    </style:style>
    <style:style style:name="T1" style:family="text">
      <style:text-properties style:font-name-complex="Calibri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name-complex="Calibr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ПУХОЛИ</text:p>
      <text:p text:style-name="P5">Понятие<text:span text:style-name="T1"> </text:span>атипизма.</text:p>
      <text:p text:style-name="P5">Классификация</text:p>
      <text:list xml:id="list788077934" text:style-name="WW8Num2">
        <text:list-item>
          <text:p text:style-name="P6">Доброкачественные</text:p>
        </text:list-item>
      </text:list>
      <text:p text:style-name="P1">а)<text:span text:style-name="T1"> </text:span>папилломы</text:p>
      <text:p text:style-name="P1">б)<text:span text:style-name="T1"> </text:span>фибромы</text:p>
      <text:p text:style-name="P1">в)<text:span text:style-name="T1"> </text:span>аденомы</text:p>
      <text:p text:style-name="P1"/>
      <text:list xml:id="list880900363" text:continue-numbering="true" text:style-name="WW8Num2">
        <text:list-item>
          <text:p text:style-name="P6">Злокачественные</text:p>
        </text:list-item>
      </text:list>
      <text:p text:style-name="P1">а)<text:span text:style-name="T1"> </text:span>Карцинома</text:p>
      <text:p text:style-name="P1">б)<text:span text:style-name="T1"> </text:span>Саркома</text:p>
      <text:p text:style-name="P5"/>
      <text:p text:style-name="P5">ВОСПАЛЕНИЕ</text:p>
      <text:p text:style-name="P5">Этиология.<text:span text:style-name="T1"> </text:span>Пути<text:span text:style-name="T1"> </text:span>распространения<text:span text:style-name="T1"> </text:span>возбудителя.</text:p>
      <text:p text:style-name="P5">Классификация</text:p>
      <text:list xml:id="list1374082161" text:style-name="WW8Num1">
        <text:list-item>
          <text:p text:style-name="P7">Неспецифическое<text:span text:style-name="T1"> </text:span>(банальное)</text:p>
        </text:list-item>
      </text:list>
      <text:p text:style-name="P1">а)<text:span text:style-name="T1"> </text:span>альтеративное</text:p>
      <text:p text:style-name="P3">-<text:span text:style-name="T1"> </text:span>некротическое</text:p>
      <text:p text:style-name="P1">б)<text:span text:style-name="T1"> </text:span>экссудативное</text:p>
      <text:p text:style-name="P3">-<text:span text:style-name="T1"> </text:span>серозное</text:p>
      <text:p text:style-name="P3">-<text:span text:style-name="T1"> </text:span>фибринозное</text:p>
      <text:p text:style-name="P3">-<text:span text:style-name="T1"> </text:span>гнойное</text:p>
      <text:p text:style-name="P3">-<text:span text:style-name="T1"> </text:span>гнилостное</text:p>
      <text:p text:style-name="P3">-<text:span text:style-name="T1"> </text:span>геморрагическое</text:p>
      <text:p text:style-name="P3">-<text:span text:style-name="T1"> </text:span>катаральное</text:p>
      <text:p text:style-name="P3">-<text:span text:style-name="T1"> </text:span>смешанное</text:p>
      <text:p text:style-name="P1">в)<text:span text:style-name="T1"> </text:span>продуктивное</text:p>
      <text:p text:style-name="P3">-<text:span text:style-name="T1"> </text:span>интерстициальное</text:p>
      <text:p text:style-name="P3">-<text:span text:style-name="T1"> </text:span>гранулематозное</text:p>
      <text:p text:style-name="P3">-<text:span text:style-name="T1"> </text:span>с<text:span text:style-name="T1"> </text:span>образованием<text:span text:style-name="T1"> </text:span>воспалительных<text:span text:style-name="T1"> </text:span>полипов<text:span text:style-name="T1"> </text:span>и<text:span text:style-name="T1"> </text:span>остроконечных<text:span text:style-name="T1"> </text:span>кондилом</text:p>
      <text:p text:style-name="P3"/>
      <text:list xml:id="list943332742" text:continue-numbering="true" text:style-name="WW8Num1">
        <text:list-item>
          <text:p text:style-name="P7">Специфическое</text:p>
        </text:list-item>
      </text:list>
      <text:p text:style-name="P2"><text:span text:style-name="T2">а)</text:span><text:span text:style-name="T3"> </text:span><text:span text:style-name="T2">при</text:span><text:span text:style-name="T3"> </text:span><text:span text:style-name="T2">туберкулезе</text:span></text:p>
      <text:p text:style-name="P1">б)<text:span text:style-name="T1"> </text:span>при<text:span text:style-name="T1"> </text:span>сифилисе</text:p>
      <text:p text:style-name="P1">в)<text:span text:style-name="T1"> </text:span>при<text:span text:style-name="T1"> </text:span>лепр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1pt" style:font-size-asian="11pt" style:font-size-complex="11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-complex="Calibri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bottom="0.257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3<text:span text:style-name="MT1"> </text:span>ЛЕКЦИЯ</text:p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e</meta:initial-creator>
    <meta:creation-date>2010-08-16T19:15:00</meta:creation-date>
    <dc:creator>Mikhail Veltishchev</dc:creator>
    <dc:date>2013-07-04T22:39:49</dc:date>
    <meta:editing-cycles>2</meta:editing-cycles>
    <meta:editing-duration>PT24M</meta:editing-duration>
    <meta:document-statistic meta:table-count="0" meta:image-count="0" meta:object-count="0" meta:page-count="1" meta:paragraph-count="33" meta:word-count="74" meta:character-count="537" meta:non-whitespace-character-count="500"/>
    <meta:generator>LibreOffice/3.4$Unix LibreOffice_project/340m1$Build-602</meta:generator>
    <meta:user-defined meta:name="Info 1"/>
    <meta:user-defined meta:name="Info 2"/>
    <meta:user-defined meta:name="Info 3"/>
    <meta:user-defined meta:name="Info 4"/>
  </office:meta>
</office:document-meta>
</file>